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2"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4"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8"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0"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15"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6"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17"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18"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19"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20"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21"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22" style:family="paragraph" style:parent-style-name="Preformatted_20_Text">
      <style:paragraph-properties fo:margin-top="0cm" fo:margin-bottom="0.247cm" style:contextual-spacing="false" fo:text-align="center" style:justify-single-word="false"/>
      <style:text-properties fo:font-size="5pt" style:font-size-asian="5pt" style:font-size-complex="5pt"/>
    </style:style>
    <style:style style:name="P23"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4" style:family="paragraph" style:parent-style-name="Preformatted_20_Text">
      <style:paragraph-properties fo:margin-top="0cm" fo:margin-bottom="0.247cm" style:contextual-spacing="false" fo:text-align="center" style:justify-single-word="false"/>
      <style:text-properties fo:font-size="9pt" style:font-size-asian="9pt" style:font-size-complex="9pt"/>
    </style:style>
    <style:style style:name="P25" style:family="paragraph" style:parent-style-name="Preformatted_20_Text">
      <style:paragraph-properties fo:margin-top="0cm" fo:margin-bottom="0.247cm" style:contextual-spacing="false" fo:text-align="center" style:justify-single-word="false"/>
      <style:text-properties fo:font-size="10pt" style:font-size-asian="10pt" style:font-size-complex="10pt"/>
    </style:style>
    <style:style style:name="P26"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P27"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fo:font-size="14pt" officeooo:paragraph-rsid="02fe5792" style:font-size-asian="14pt" style:font-size-complex="14pt"/>
    </style:style>
    <style:style style:name="P28" style:family="paragraph" style:parent-style-name="Standard">
      <style:paragraph-properties fo:margin-left="0cm" fo:margin-top="0.101cm" fo:margin-bottom="0.101cm" style:contextual-spacing="false" fo:line-height="150%" fo:text-indent="0cm" style:auto-text-indent="false"/>
      <style:text-properties fo:font-size="14pt" officeooo:paragraph-rsid="03222530" style:font-size-asian="14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c7f" style:font-style-asian="normal" style:font-style-complex="normal"/>
    </style:style>
    <style:style style:name="T340" style:family="text">
      <style:text-properties style:font-name="Linux Libertine G" fo:font-style="normal" officeooo:rsid="027df94b" style:font-style-asian="normal" style:font-style-complex="normal"/>
    </style:style>
    <style:style style:name="T341" style:family="text">
      <style:text-properties style:font-name="Linux Libertine G" fo:font-style="normal" officeooo:rsid="027e5447" style:font-style-asian="normal" style:font-style-complex="normal"/>
    </style:style>
    <style:style style:name="T342" style:family="text">
      <style:text-properties style:font-name="Linux Libertine G" fo:font-style="normal" officeooo:rsid="029e5131" style:font-style-asian="normal" style:font-style-complex="normal"/>
    </style:style>
    <style:style style:name="T343" style:family="text">
      <style:text-properties style:font-name="Linux Libertine G" fo:font-style="normal" officeooo:rsid="02a00aaf" style:font-style-asian="normal" style:font-style-complex="normal"/>
    </style:style>
    <style:style style:name="T344" style:family="text">
      <style:text-properties style:font-name="Linux Libertine G" fo:font-style="normal" officeooo:rsid="02a0362b" style:font-style-asian="normal" style:font-style-complex="normal"/>
    </style:style>
    <style:style style:name="T345" style:family="text">
      <style:text-properties style:font-name="Linux Libertine G" fo:font-style="normal" officeooo:rsid="02a232ef" style:font-style-asian="normal" style:font-style-complex="normal"/>
    </style:style>
    <style:style style:name="T346" style:family="text">
      <style:text-properties style:font-name="Linux Libertine G" fo:font-style="normal" officeooo:rsid="02a390ec" style:font-style-asian="normal" style:font-style-complex="normal"/>
    </style:style>
    <style:style style:name="T347" style:family="text">
      <style:text-properties style:font-name="Linux Libertine G" fo:font-style="normal" officeooo:rsid="02a4963f" style:font-style-asian="normal" style:font-style-complex="normal"/>
    </style:style>
    <style:style style:name="T348" style:family="text">
      <style:text-properties style:font-name="Linux Libertine G" fo:font-style="normal" officeooo:rsid="02a4f457" style:font-style-asian="normal" style:font-style-complex="normal"/>
    </style:style>
    <style:style style:name="T349" style:family="text">
      <style:text-properties style:font-name="Linux Libertine G" fo:font-style="normal" officeooo:rsid="02b3d787" style:font-style-asian="normal" style:font-style-complex="normal"/>
    </style:style>
    <style:style style:name="T350" style:family="text">
      <style:text-properties style:font-name="Linux Libertine G" fo:font-style="normal" officeooo:rsid="02b4cf35" style:font-style-asian="normal" style:font-style-complex="normal"/>
    </style:style>
    <style:style style:name="T351" style:family="text">
      <style:text-properties style:font-name="Linux Libertine G" fo:font-style="normal" officeooo:rsid="02b6145e" style:font-style-asian="normal" style:font-style-complex="normal"/>
    </style:style>
    <style:style style:name="T352" style:family="text">
      <style:text-properties style:font-name="Linux Libertine G" fo:font-style="normal" officeooo:rsid="02b7deb3" style:font-style-asian="normal" style:font-style-complex="normal"/>
    </style:style>
    <style:style style:name="T353" style:family="text">
      <style:text-properties style:font-name="Linux Libertine G" fo:font-style="normal" officeooo:rsid="02baa97f" style:font-style-asian="normal" style:font-style-complex="normal"/>
    </style:style>
    <style:style style:name="T354" style:family="text">
      <style:text-properties style:font-name="Linux Libertine G" fo:font-style="normal" officeooo:rsid="02bb1631" style:font-style-asian="normal" style:font-style-complex="normal"/>
    </style:style>
    <style:style style:name="T355" style:family="text">
      <style:text-properties style:font-name="Linux Libertine G" fo:font-style="normal" officeooo:rsid="02c929c5" style:font-style-asian="normal" style:font-style-complex="normal"/>
    </style:style>
    <style:style style:name="T356" style:family="text">
      <style:text-properties style:font-name="Linux Libertine G" fo:font-style="normal" officeooo:rsid="02caa8ea" style:font-style-asian="normal" style:font-style-complex="normal"/>
    </style:style>
    <style:style style:name="T357" style:family="text">
      <style:text-properties style:font-name="Linux Libertine G" fo:font-style="normal" officeooo:rsid="02cc7e43" style:font-style-asian="normal" style:font-style-complex="normal"/>
    </style:style>
    <style:style style:name="T358" style:family="text">
      <style:text-properties style:font-name="Linux Libertine G" fo:font-style="normal" officeooo:rsid="02ccd79c" style:font-style-asian="normal" style:font-style-complex="normal"/>
    </style:style>
    <style:style style:name="T359" style:family="text">
      <style:text-properties style:font-name="Linux Libertine G" fo:font-style="normal" officeooo:rsid="02ceb67a" style:font-style-asian="normal" style:font-style-complex="normal"/>
    </style:style>
    <style:style style:name="T360" style:family="text">
      <style:text-properties style:font-name="Linux Libertine G" fo:font-style="normal" officeooo:rsid="02d0255e" style:font-style-asian="normal" style:font-style-complex="normal"/>
    </style:style>
    <style:style style:name="T361" style:family="text">
      <style:text-properties style:font-name="Linux Libertine G" fo:font-style="normal" officeooo:rsid="02d1e6e7" style:font-style-asian="normal" style:font-style-complex="normal"/>
    </style:style>
    <style:style style:name="T362" style:family="text">
      <style:text-properties style:font-name="Linux Libertine G" fo:font-style="normal" officeooo:rsid="02d3c7fc" style:font-style-asian="normal" style:font-style-complex="normal"/>
    </style:style>
    <style:style style:name="T363" style:family="text">
      <style:text-properties style:font-name="Linux Libertine G" fo:font-style="normal" officeooo:rsid="02d84a19" style:font-style-asian="normal" style:font-style-complex="normal"/>
    </style:style>
    <style:style style:name="T364" style:family="text">
      <style:text-properties style:font-name="Linux Libertine G" fo:font-style="normal" officeooo:rsid="02d92a3a" style:font-style-asian="normal" style:font-style-complex="normal"/>
    </style:style>
    <style:style style:name="T365" style:family="text">
      <style:text-properties style:font-name="Linux Libertine G" fo:font-style="normal" officeooo:rsid="02daaa91" style:font-style-asian="normal" style:font-style-complex="normal"/>
    </style:style>
    <style:style style:name="T366" style:family="text">
      <style:text-properties style:font-name="Linux Libertine G" fo:font-style="normal" officeooo:rsid="02dc949c" style:font-style-asian="normal" style:font-style-complex="normal"/>
    </style:style>
    <style:style style:name="T367" style:family="text">
      <style:text-properties style:font-name="Linux Libertine G" fo:font-style="normal" officeooo:rsid="02de8002" style:font-style-asian="normal" style:font-style-complex="normal"/>
    </style:style>
    <style:style style:name="T368" style:family="text">
      <style:text-properties style:font-name="Linux Libertine G" fo:font-style="normal" officeooo:rsid="02dedf29" style:font-style-asian="normal" style:font-style-complex="normal"/>
    </style:style>
    <style:style style:name="T369" style:family="text">
      <style:text-properties style:font-name="Linux Libertine G" fo:font-style="normal" officeooo:rsid="02df6ac4" style:font-style-asian="normal" style:font-style-complex="normal"/>
    </style:style>
    <style:style style:name="T370" style:family="text">
      <style:text-properties style:font-name="Linux Libertine G" fo:font-style="normal" officeooo:rsid="02e0f5ab" style:font-style-asian="normal" style:font-style-complex="normal"/>
    </style:style>
    <style:style style:name="T371" style:family="text">
      <style:text-properties style:font-name="Linux Libertine G" fo:font-style="normal" officeooo:rsid="02e29628" style:font-style-asian="normal" style:font-style-complex="normal"/>
    </style:style>
    <style:style style:name="T372" style:family="text">
      <style:text-properties style:font-name="Linux Libertine G" fo:font-style="normal" officeooo:rsid="02e49a69" style:font-style-asian="normal" style:font-style-complex="normal"/>
    </style:style>
    <style:style style:name="T373" style:family="text">
      <style:text-properties style:font-name="Linux Libertine G" fo:font-style="normal" officeooo:rsid="02e8e8e6" style:font-style-asian="normal" style:font-style-complex="normal"/>
    </style:style>
    <style:style style:name="T374" style:family="text">
      <style:text-properties style:font-name="Linux Libertine G" fo:font-style="normal" officeooo:rsid="02e9a0dd" style:font-style-asian="normal" style:font-style-complex="normal"/>
    </style:style>
    <style:style style:name="T375" style:family="text">
      <style:text-properties style:font-name="Linux Libertine G" fo:font-style="normal" officeooo:rsid="02ea9d75" style:font-style-asian="normal" style:font-style-complex="normal"/>
    </style:style>
    <style:style style:name="T376" style:family="text">
      <style:text-properties style:font-name="Linux Libertine G" fo:font-style="normal" officeooo:rsid="02ebe7f5" style:font-style-asian="normal" style:font-style-complex="normal"/>
    </style:style>
    <style:style style:name="T377" style:family="text">
      <style:text-properties style:font-name="Linux Libertine G" fo:font-style="normal" officeooo:rsid="02ed62b8" style:font-style-asian="normal" style:font-style-complex="normal"/>
    </style:style>
    <style:style style:name="T378" style:family="text">
      <style:text-properties style:font-name="Linux Libertine G" fo:font-style="normal" officeooo:rsid="02efb542" style:font-style-asian="normal" style:font-style-complex="normal"/>
    </style:style>
    <style:style style:name="T379" style:family="text">
      <style:text-properties style:font-name="Linux Libertine G" fo:font-style="normal" officeooo:rsid="02efbf9b" style:font-style-asian="normal" style:font-style-complex="normal"/>
    </style:style>
    <style:style style:name="T380" style:family="text">
      <style:text-properties style:font-name="Linux Libertine G" fo:font-style="normal" officeooo:rsid="02f34d19" style:font-style-asian="normal" style:font-style-complex="normal"/>
    </style:style>
    <style:style style:name="T381" style:family="text">
      <style:text-properties style:font-name="Linux Libertine G" fo:font-style="normal" officeooo:rsid="02f50949" style:font-style-asian="normal" style:font-style-complex="normal"/>
    </style:style>
    <style:style style:name="T382" style:family="text">
      <style:text-properties style:font-name="Linux Libertine G" fo:font-style="normal" officeooo:rsid="02f60407" style:font-style-asian="normal" style:font-style-complex="normal"/>
    </style:style>
    <style:style style:name="T383" style:family="text">
      <style:text-properties style:font-name="Linux Libertine G" fo:font-style="normal" officeooo:rsid="02f6b622" style:font-style-asian="normal" style:font-style-complex="normal"/>
    </style:style>
    <style:style style:name="T384" style:family="text">
      <style:text-properties style:font-name="Linux Libertine G" fo:font-style="normal" officeooo:rsid="02f82b22" style:font-style-asian="normal" style:font-style-complex="normal"/>
    </style:style>
    <style:style style:name="T385" style:family="text">
      <style:text-properties style:font-name="Linux Libertine G" fo:font-style="normal" officeooo:rsid="02fbebfd" style:font-style-asian="normal" style:font-style-complex="normal"/>
    </style:style>
    <style:style style:name="T386" style:family="text">
      <style:text-properties style:font-name="Linux Libertine G" fo:font-style="normal" officeooo:rsid="02ff207e" style:font-style-asian="normal" style:font-style-complex="normal"/>
    </style:style>
    <style:style style:name="T387" style:family="text">
      <style:text-properties style:font-name="Linux Libertine G" fo:font-style="normal" officeooo:rsid="0300ee7f" style:font-style-asian="normal" style:font-style-complex="normal"/>
    </style:style>
    <style:style style:name="T388" style:family="text">
      <style:text-properties style:font-name="Linux Libertine G" fo:font-style="normal" officeooo:rsid="03023030" style:font-style-asian="normal" style:font-style-complex="normal"/>
    </style:style>
    <style:style style:name="T389" style:family="text">
      <style:text-properties style:font-name="Linux Libertine G" fo:font-style="normal" officeooo:rsid="0305c6a4" style:font-style-asian="normal" style:font-style-complex="normal"/>
    </style:style>
    <style:style style:name="T390" style:family="text">
      <style:text-properties style:font-name="Linux Libertine G" fo:font-style="normal" officeooo:rsid="03083a16" style:font-style-asian="normal" style:font-style-complex="normal"/>
    </style:style>
    <style:style style:name="T391" style:family="text">
      <style:text-properties style:font-name="Linux Libertine G" fo:font-style="normal" officeooo:rsid="030aa7f2" style:font-style-asian="normal" style:font-style-complex="normal"/>
    </style:style>
    <style:style style:name="T392" style:family="text">
      <style:text-properties style:font-name="Linux Libertine G" fo:font-style="normal" officeooo:rsid="030bba07" style:font-style-asian="normal" style:font-style-complex="normal"/>
    </style:style>
    <style:style style:name="T393" style:family="text">
      <style:text-properties style:font-name="Linux Libertine G" fo:font-style="normal" officeooo:rsid="030de711" style:font-style-asian="normal" style:font-style-complex="normal"/>
    </style:style>
    <style:style style:name="T394" style:family="text">
      <style:text-properties style:font-name="Linux Libertine G" fo:font-style="normal" officeooo:rsid="030ee3dd" style:font-style-asian="normal" style:font-style-complex="normal"/>
    </style:style>
    <style:style style:name="T395" style:family="text">
      <style:text-properties style:font-name="Linux Libertine G" fo:font-style="normal" officeooo:rsid="0310366a" style:font-style-asian="normal" style:font-style-complex="normal"/>
    </style:style>
    <style:style style:name="T396" style:family="text">
      <style:text-properties style:font-name="Linux Libertine G" fo:font-style="normal" officeooo:rsid="0311fb98" style:font-style-asian="normal" style:font-style-complex="normal"/>
    </style:style>
    <style:style style:name="T397" style:family="text">
      <style:text-properties style:font-name="Linux Libertine G" fo:font-style="normal" officeooo:rsid="03136f77" style:font-style-asian="normal" style:font-style-complex="normal"/>
    </style:style>
    <style:style style:name="T398" style:family="text">
      <style:text-properties style:font-name="Linux Libertine G" fo:font-style="normal" officeooo:rsid="031710a0" style:font-style-asian="normal" style:font-style-complex="normal"/>
    </style:style>
    <style:style style:name="T399" style:family="text">
      <style:text-properties style:font-name="Linux Libertine G" fo:font-style="italic" officeooo:rsid="02111db9" style:font-style-asian="italic" style:font-style-complex="italic"/>
    </style:style>
    <style:style style:name="T400" style:family="text">
      <style:text-properties style:font-name="Linux Libertine G" fo:font-style="italic" officeooo:rsid="02530025" style:font-style-asian="italic" style:font-style-complex="italic"/>
    </style:style>
    <style:style style:name="T401" style:family="text">
      <style:text-properties style:font-name="Linux Libertine G" fo:font-style="italic" officeooo:rsid="025367e8" style:font-style-asian="italic" style:font-style-complex="italic"/>
    </style:style>
    <style:style style:name="T402" style:family="text">
      <style:text-properties style:font-name="Linux Libertine G" fo:font-size="10pt" fo:font-style="italic" officeooo:rsid="017485e5" style:font-size-asian="10pt" style:font-style-asian="italic" style:font-size-complex="10pt" style:font-style-complex="italic"/>
    </style:style>
    <style:style style:name="T403" style:family="text">
      <style:text-properties style:font-name="Linux Libertine G" fo:font-size="10pt" fo:font-style="italic" officeooo:rsid="024b0f9c" style:font-size-asian="10pt" style:font-style-asian="italic" style:font-size-complex="10pt" style:font-style-complex="italic"/>
    </style:style>
    <style:style style:name="T404" style:family="text">
      <style:text-properties style:font-name="Linux Libertine G" fo:font-size="10pt" fo:font-style="italic" officeooo:rsid="0284b3e3" style:font-size-asian="10pt" style:font-style-asian="italic" style:font-size-complex="10pt" style:font-style-complex="italic"/>
    </style:style>
    <style:style style:name="T405" style:family="text">
      <style:text-properties style:font-name="Linux Libertine G" fo:font-size="10pt" fo:font-style="italic" officeooo:rsid="0286b09b" style:font-size-asian="10pt" style:font-style-asian="italic" style:font-size-complex="10pt" style:font-style-complex="italic"/>
    </style:style>
    <style:style style:name="T406" style:family="text">
      <style:text-properties style:font-name="Linux Libertine G" fo:font-size="10pt" fo:font-style="italic" officeooo:rsid="0287c17f" style:font-size-asian="10pt" style:font-style-asian="italic" style:font-size-complex="10pt" style:font-style-complex="italic"/>
    </style:style>
    <style:style style:name="T407" style:family="text">
      <style:text-properties style:font-name="Linux Libertine G" fo:font-size="10pt" fo:font-style="italic" officeooo:rsid="0289b72e" style:font-size-asian="10pt" style:font-style-asian="italic" style:font-size-complex="10pt" style:font-style-complex="italic"/>
    </style:style>
    <style:style style:name="T408" style:family="text">
      <style:text-properties style:font-name="Linux Libertine G" fo:font-size="10pt" fo:font-style="italic" officeooo:rsid="0289e490" style:font-size-asian="10pt" style:font-style-asian="italic" style:font-size-complex="10pt" style:font-style-complex="italic"/>
    </style:style>
    <style:style style:name="T409" style:family="text">
      <style:text-properties style:font-name="Linux Libertine G" fo:font-size="10pt" fo:font-style="italic" officeooo:rsid="028b976e" style:font-size-asian="10pt" style:font-style-asian="italic" style:font-size-complex="10pt" style:font-style-complex="italic"/>
    </style:style>
    <style:style style:name="T410" style:family="text">
      <style:text-properties style:font-name="Linux Libertine G" fo:font-size="10pt" fo:font-style="italic" officeooo:rsid="028cdd8e" style:font-size-asian="10pt" style:font-style-asian="italic" style:font-size-complex="10pt" style:font-style-complex="italic"/>
    </style:style>
    <style:style style:name="T411" style:family="text">
      <style:text-properties style:font-name="Linux Libertine G" fo:font-size="10pt" fo:font-style="italic" officeooo:rsid="028dcd54" style:font-size-asian="10pt" style:font-style-asian="italic" style:font-size-complex="10pt" style:font-style-complex="italic"/>
    </style:style>
    <style:style style:name="T412" style:family="text">
      <style:text-properties style:font-name="Linux Libertine G" fo:font-size="10pt" fo:font-style="italic" officeooo:rsid="028f955e" style:font-size-asian="10pt" style:font-style-asian="italic" style:font-size-complex="10pt" style:font-style-complex="italic"/>
    </style:style>
    <style:style style:name="T413" style:family="text">
      <style:text-properties style:font-name="Linux Libertine G" fo:font-size="10pt" fo:font-style="italic" officeooo:rsid="02917d60" style:font-size-asian="10pt" style:font-style-asian="italic" style:font-size-complex="10pt" style:font-style-complex="italic"/>
    </style:style>
    <style:style style:name="T414" style:family="text">
      <style:text-properties style:font-name="Linux Libertine G" fo:font-size="10pt" fo:font-style="italic" officeooo:rsid="0292e0bd" style:font-size-asian="10pt" style:font-style-asian="italic" style:font-size-complex="10pt" style:font-style-complex="italic"/>
    </style:style>
    <style:style style:name="T415" style:family="text">
      <style:text-properties style:font-name="Linux Libertine G" fo:font-size="10pt" fo:font-style="italic" officeooo:rsid="029435eb" style:font-size-asian="10pt" style:font-style-asian="italic" style:font-size-complex="10pt" style:font-style-complex="italic"/>
    </style:style>
    <style:style style:name="T416" style:family="text">
      <style:text-properties style:font-name="Linux Libertine G" fo:font-size="10pt" fo:font-style="italic" officeooo:rsid="0294c42f" style:font-size-asian="10pt" style:font-style-asian="italic" style:font-size-complex="10pt" style:font-style-complex="italic"/>
    </style:style>
    <style:style style:name="T417" style:family="text">
      <style:text-properties style:font-name="Linux Libertine G" fo:font-size="10pt" fo:font-style="italic" officeooo:rsid="0295baa3" style:font-size-asian="10pt" style:font-style-asian="italic" style:font-size-complex="10pt" style:font-style-complex="italic"/>
    </style:style>
    <style:style style:name="T418" style:family="text">
      <style:text-properties style:font-name="Linux Libertine G" fo:font-size="10pt" fo:font-style="italic" officeooo:rsid="0297e693" style:font-size-asian="10pt" style:font-style-asian="italic" style:font-size-complex="10pt" style:font-style-complex="italic"/>
    </style:style>
    <style:style style:name="T419" style:family="text">
      <style:text-properties style:font-name="Linux Libertine G" fo:font-size="10pt" fo:font-style="italic" officeooo:rsid="0299877a" style:font-size-asian="10pt" style:font-style-asian="italic" style:font-size-complex="10pt" style:font-style-complex="italic"/>
    </style:style>
    <style:style style:name="T420" style:family="text">
      <style:text-properties style:font-name="Linux Libertine G" fo:font-size="10pt" fo:font-style="italic" officeooo:rsid="029ba125" style:font-size-asian="10pt" style:font-style-asian="italic" style:font-size-complex="10pt" style:font-style-complex="italic"/>
    </style:style>
    <style:style style:name="T421" style:family="text">
      <style:text-properties style:font-name="Linux Libertine G" fo:font-size="10pt" fo:font-style="italic" officeooo:rsid="03028a56" style:font-size-asian="10pt" style:font-style-asian="italic" style:font-size-complex="10pt" style:font-style-complex="italic"/>
    </style:style>
    <style:style style:name="T422" style:family="text">
      <style:text-properties style:font-name="Linux Libertine G" fo:font-size="10pt" fo:font-style="italic" officeooo:rsid="030386eb" style:font-size-asian="10pt" style:font-style-asian="italic" style:font-size-complex="10pt" style:font-style-complex="italic"/>
    </style:style>
    <style:style style:name="T423" style:family="text">
      <style:text-properties style:font-name="Linux Libertine G" fo:font-size="10pt" fo:font-style="italic" officeooo:rsid="030537c5" style:font-size-asian="10pt" style:font-style-asian="italic" style:font-size-complex="10pt" style:font-style-complex="italic"/>
    </style:style>
    <style:style style:name="T424" style:family="text">
      <style:text-properties officeooo:rsid="01e74dd8"/>
    </style:style>
    <style:style style:name="T425" style:family="text">
      <style:text-properties officeooo:rsid="01e7a8f8"/>
    </style:style>
    <style:style style:name="T426" style:family="text">
      <style:text-properties officeooo:rsid="01e98fcf"/>
    </style:style>
    <style:style style:name="T427" style:family="text">
      <style:text-properties style:text-position="super 58%" style:font-name="Linux Libertine G" fo:font-style="normal" officeooo:rsid="01fd3bb5" style:font-style-asian="normal" style:font-style-complex="normal"/>
    </style:style>
    <style:style style:name="T428" style:family="text">
      <style:text-properties style:text-position="0% 100%" style:font-name="Linux Libertine G" fo:font-style="normal" officeooo:rsid="01fd3bb5" style:font-style-asian="normal" style:font-style-complex="normal"/>
    </style:style>
    <style:style style:name="T429" style:family="text">
      <style:text-properties style:text-position="0% 100%" style:font-name="Linux Libertine G" fo:font-style="normal" officeooo:rsid="01ff925e" style:font-style-asian="normal" style:font-style-complex="normal"/>
    </style:style>
    <style:style style:name="T430"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SE SCAVASSI UN TUNNEL INTERDIMENSIONALE NEL CUORE DI GEMMASIGNORA</text:p>
      <text:p text:style-name="P20"/>
      <text:p text:style-name="P20"/>
      <text:p text:style-name="P20"><text:bookmark text:name="Copia output 1"/>%%##%#*+++++*%%%%%***#%%%###*+++*#####****+*##*##%###%%%%#*#%#%#*#*##****#***#****###*=</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7">%%%#######%####%%@@%#%%%@%@@@@%%%%@@%%%%%#%#####%#%%%*%####*#####%##%%%%%%%%%%%%%%%###*</text:p>
      <text:p text:style-name="P1"/>
      <text:p text:style-name="P2">BENJAMIN MOMENTO</text:p>
      <text:p text:style-name="P2"><text:soft-page-break/></text:p>
      <text:p text:style-name="P19"/>
      <text:p text:style-name="P21"><text:bookmark text:name="Copia output 16"/><text:span text:style-name="T224"><text:s text:c="69"/></text:span><text:s text:c="30"/></text:p>
      <text:p text:style-name="P8"><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span></text:p>
      <text:p text:style-name="P8"><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7"><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6"><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4">Scendi con noi.</text:p>
      <text:p text:style-name="P11"><text:span text:style-name="T210">C</text:span><text:span text:style-name="T189">osì scesi a vedere le stelle.</text:span></text:p>
      <text:p text:style-name="P16"/>
      <text:p text:style-name="P18"><text:bookmark text:name="output"/>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AAAA</text:p>
      <text:p text:style-name="P17">AAAAAAAAAAAAAAAAAAAAAAAAAAAAAAAAAAAAAAAAAAAAAAAAAAAAAAAAAAAAAAAAAAAAAAAAAAAAAAACCAA</text:p>
      <text:p text:style-name="P17">AAAAAAAAAAAAAAAAAAAAAAAAAAAAAAAAAAAAAAAAAAAAAAADAAAABAAAACAAAAAABAAAAAAAAAADAAAAAAA</text:p>
      <text:p text:style-name="P17">AAAABAAAAAABBBBBAAEBDBCBAAAAAAAAFAABDACBAAAAADAAAAAAAAAAAAAAAAAACAAAAAAAAAAAAAAAAAA</text:p>
      <text:p text:style-name="P17"><text:soft-page-break/>ABBACDACEEDFEDFDDFFEIEFEEDCDEDDFGFFEFFCFECCFDCDBAAAADACAAACAADABDBBBDDACCAACABCBBBC</text:p>
      <text:p text:style-name="P17">FJHFIJJJGKHHHIKLKJIHJHHKKJHJIKJKKJLLKKJKJHIGHJKJJIIIJKKKJIJKIMKJKJHIIJHHJIGIIFHFJHH</text:p>
      <text:p text:style-name="P17">KLLJIKKKKKJJKJLKKJKHNOLIKMNMMMLKKKKJLIKLLJJKLKKMLHJJIKNLJMNLLMKLKJLKJJJKKGIIKLKHGHH</text:p>
      <text:p text:style-name="P17">HKMKJMJIKIJJIILJKJHLMJKJMLLOKMMKJMNMMJKJJJKKKKNHKLLLNMMMMMNLMLMMLMMJMOKMNMKKLLLJGHJ</text:p>
      <text:p text:style-name="P17">MMNMOMOLKNQOONQQOLKLPMPOLOOOMOOMLMNPPLNPOOMONONNOOOONNMPNMPMOMLMMNLMNLPNLNNMJHLLMLN</text:p>
      <text:p text:style-name="P17">NQONMNOONPOPMLOMPQONMOOOPOOONPQOONNNNLKONNNNLLNNPOQMMOONMOOPOPNNNOOONNOOOOOMMNNOLJJ</text:p>
      <text:p text:style-name="P17">PNPNOOMNPPPONOPONNNPQPOPONLMNONOKMLPPONLMLPPOPPONOMMPQONLLJMMJLNPNNLJMNOPMNOOKHLKIH</text:p>
      <text:p text:style-name="P17">NNMOONOOPONNONMNONNOMONNPQPPOONOOPOMNPPONPPOOPOOONOPPPOONPPPQNMLMLKJHKLKMNNKNMJJILM</text:p>
      <text:p text:style-name="P17">MNMNNLNOMMNOOMNPONPPOMQNNOPNONLMOOJOLKKLOOJNOHJKKLNOQOQPPOPOPRPMMMNOLKMKIJIIHILNLNM</text:p>
      <text:p text:style-name="P17">NOOOOPLOONOPPNNPPOPNNNOPPPOOQNKLLMKOPPPOPMNPQRMNNQRSOONONOLHLQNPNMMOOPONPMKKKMMILML</text:p>
      <text:p text:style-name="P17">OONOOMQPMLMLMLHJMKLMJJMLNONLMNNPOQOPQPPPQQPPPQOPPQQROOOPOPPPNLKMKKLMLMKLIFEEHLLNLJH</text:p>
      <text:p text:style-name="P17">PPOONPQNONMILKKKKMMJIMMORQOKJIIJGHGILOQQRRPNNPPNPQRPMNOOPPRQRRNPKLLMMJMONLIINKOONLK</text:p>
      <text:p text:style-name="P17">ONNPPMMNNOONMONMONKMJGEIIHGIHKLNLLKHIIJLGKKLMMLLLNONPPNNQQRQRRROPPRPOQPPMKLKNJMIHHH</text:p>
      <text:p text:style-name="P15"/>
      <text:p text:style-name="P10"><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9"><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9"><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425">Leonardo</text:span><text:span text:style-name="T424"> De Colpa, </text:span><text:span text:style-name="T426">Libro 2, Tunnel.</text:span><text:span text:style-name="T249"><text:line-break/><text:tab/><text:tab/><text:tab/><text:tab/><text:tab/><text:tab/></text:span></text:p>
      <text:p text:style-name="P13"><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pan text:style-name="T279">Leonardo De Colpa </text:span><text:span text:style-name="T281">è </text:span><text:span text:style-name="T280">il mio nonno</text:span><text:span text:style-name="T427"> </text:span><text:span text:style-name="T428">alla </text:span><text:span text:style-name="T429">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text:span><text:soft-page-break/><text:span text:style-name="T289">universali. </text:span><text:span text:style-name="T290">Il lignaggio più antico </text:span><text:span text:style-name="T291">del Sottomondo. <text:line-break/></text:span><text:span text:style-name="T399">Fiuuu</text:span><text:span text:style-name="T400">uuuuuu</text:span><text:span text:style-name="T401">uuuuu</text:span><text:span text:style-name="T400">.</text:span><text:span text:style-name="T399"><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span><text:span text:style-name="T390">viaggiava come un fischio in un tunnel.</text:span><text:span text:style-name="T296"><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91">Propaga</text:span><text:span text:style-name="T320"> una luce forte che viaggia </text:span><text:span text:style-name="T392">attraverso le vie dalle case di pietra, le piazze al sapore di aglio, le torri che meccaniche scandiscono il flusso;</text:span><text:span text:style-name="T321"> mi sta per accecare ma prima ancora che quel grande lume entri nelle mie palpebre, una decina di fate madrine mi tappano gli occhi </text:span><text:span text:style-name="T393">con quelle mani che all’avere un ago sembra una spada.</text:span></text:p>
      <text:p text:style-name="P5"><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14"><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94">con sotto un pagliao</text:span><text:span text:style-name="T324">.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stomaco del ragionamento avrebbero digerito per lasciarmi dormire </text:span><text:span text:style-name="T331">come un panda </text:span><text:soft-page-break/><text:span text:style-name="T331">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di </text:span><text:span text:style-name="T340">quello che </text:span><text:span text:style-name="T341">tutti hanno sempre chiamato Principe. Tutti. Sempre.<text:line-break/>Fin quando… </text:span></text:p>
      <text:p text:style-name="P12"><text:span text:style-name="T402">S</text:span><text:span text:style-name="T403">tella, stellina, </text:span><text:span text:style-name="T404">un agrodolce lama è come una nanna per una ninna in una notte dipinta di </text:span><text:span text:style-name="T405">la</text:span><text:span text:style-name="T406">g</text:span><text:span text:style-name="T405">rime. </text:span><text:span text:style-name="T407">Se narrare la storia di Protagonista </text:span><text:span text:style-name="T408">vuoi, il Principe non puoi non citare. </text:span><text:span text:style-name="T409">Tintinna, stellina, </text:span><text:span text:style-name="T410">in più di </text:span><text:span text:style-name="T411">una vita hai provato a non </text:span><text:span text:style-name="T412">dire chi è, da non pronunziare: </text:span><text:span text:style-name="T413">silenziare. </text:span><text:span text:style-name="T414">Un nome straripato dal suo corso, </text:span><text:span text:style-name="T415">sradicato dal suo posto, </text:span><text:span text:style-name="T416">adesso ti </text:span><text:span text:style-name="T417">ossessiona. Ossequie e ossa non basteranno ad allontanarlo dal Principato. </text:span><text:span text:style-name="T418">Il suo fiato è come </text:span><text:span text:style-name="T419">un bulbo di luce che carbonizza </text:span><text:span text:style-name="T420">la carne.</text:span><text:span text:style-name="T341"><text:line-break/></text:span><text:span text:style-name="T342">Potrei dire che “c’era una volta”. </text:span><text:span text:style-name="T343">Solo che nel Sottomondo ai neonati non si raccontano fiabe, </text:span><text:span text:style-name="T344">non ne sono mai state scritte con un finale </text:span><text:span text:style-name="T353">insano</text:span><text:span text:style-name="T344">. </text:span><text:span text:style-name="T351">Quindi io non ne conosco.<text:line-break/>Provare a usare quella formula retorica è come </text:span><text:span text:style-name="T345">provare a raccogliere pesche da un </text:span><text:span text:style-name="T367">albero</text:span><text:span text:style-name="T345"> </text:span><text:span text:style-name="T346">ingordo di</text:span><text:span text:style-name="T347"> </text:span><text:span text:style-name="T348">concime </text:span><text:span text:style-name="T349">fatto con le carcasse infette</text:span><text:span text:style-name="T348">. </text:span><text:span text:style-name="T350">Ciò che si mangia ci fa diventare </text:span><text:span text:style-name="T352">consistenza oltre la parola</text:span><text:span text:style-name="T354">.<text:line-break/></text:span><text:span text:style-name="T368">E i</text:span><text:span text:style-name="T355">l Principe </text:span><text:span text:style-name="T356">nella sua tavola </text:span><text:span text:style-name="T369">ha sempre affilato</text:span><text:span text:style-name="T356"> la forchetta </text:span><text:span text:style-name="T357">limand</text:span><text:span text:style-name="T362">o</text:span><text:span text:style-name="T357">l</text:span><text:span text:style-name="T362">a</text:span><text:span text:style-name="T357"> fra i </text:span><text:span text:style-name="T358">molari; </text:span><text:span text:style-name="T359">bev</text:span><text:span text:style-name="T370">endo</text:span><text:span text:style-name="T359"> succo di </text:span><text:span text:style-name="T360">prugne, </text:span><text:span text:style-name="T361">consistente come la terra bagnata di sputo, </text:span><text:span text:style-name="T363">al sapore di aria polverizzata. </text:span><text:span text:style-name="T364">Come se si potesse tirare fuori tutti gli scheletri </text:span><text:span text:style-name="T371">da un qualsiasi cimitero</text:span><text:span text:style-name="T364"> per farli prendere a braccetto,</text:span><text:span text:style-name="T365"> andare tutti nella tana dell’orco, </text:span><text:span text:style-name="T366">senza forchettoni</text:span><text:span text:style-name="T372">, né </text:span><text:span text:style-name="T373">torc</text:span><text:span text:style-name="T374">e.<text:line-break/>Se si prende e si disegna una retta, </text:span><text:span text:style-name="T375">poi si inizia a ruotare e se ne disegnano tante altre, </text:span><text:span text:style-name="T395">quindi</text:span><text:span text:style-name="T382"> ci si arma di </text:span><text:span text:style-name="T375">martello, si stampa quattordici chiodi e ci si gira intorno; </text:span><text:span text:style-name="T396">andando avanti </text:span><text:span text:style-name="T375">se </text:span><text:span text:style-name="T376">si </text:span><text:span text:style-name="T385">agguanta</text:span><text:span text:style-name="T376"> una pecora e si tira dal suo pelo un filo morbido come un guanciale di infinite pium</text:span><text:span text:style-name="T377">e, </text:span><text:span text:style-name="T378">per </text:span><text:span text:style-name="T379">poter </text:span><text:span text:style-name="T380">seguire ogni volta un tragitto nuovo, </text:span><text:span text:style-name="T397">allora</text:span><text:span text:style-name="T380"> </text:span><text:span text:style-name="T397">s</text:span><text:span text:style-name="T381">i potrebbe arrivare a percepire quello che il Principe vedeva </text:span><text:span text:style-name="T382">per ogni immagine </text:span><text:span text:style-name="T384">impacchettata</text:span><text:span text:style-name="T382"> dai suoi occhi </text:span><text:span text:style-name="T383">alla sua camera.</text:span></text:p>
      <text:p text:style-name="P26"><text:span text:style-name="T402">S</text:span><text:span text:style-name="T403">tella,</text:span><text:span text:style-name="T420"> </text:span><text:span text:style-name="T421">stellina. Se davvero provassi anche solo a pensare che cosa ti farebbe lui se ti vedesse, ferma, come sei, senza nemmeno una torcia a difenderti, né le inferriate. Ahia, ahia, Stella. Proverei tanto a dirti di alzare le gambe per </text:span><text:soft-page-break/><text:span text:style-name="T421">nasconderti sotto una grande rocca, fra vermi, parassiti </text:span><text:span text:style-name="T422">e </text:span><text:span text:style-name="T423">scorpioni.</text:span><text:span text:style-name="T388"><text:line-break/></text:span><text:span text:style-name="T398">Tutto si cosparge di propulsione.</text:span></text:p>
      <text:p text:style-name="P27"><text:span text:style-name="T398"/></text:p>
      <text:p text:style-name="P25"><text:bookmark text:name="Copia output 7"/>++++++++++++++++++++++++÷÷×÷++-×-++++++++++++++++++++++++</text:p>
      <text:p text:style-name="P25">+++++++++++++++++++++++≠≈=×-+++-+++--++++++++++++++++++++</text:p>
      <text:p text:style-name="P25">+++++++++++++++++++++++==÷=--++++++++--++++++++++++++++++</text:p>
      <text:p text:style-name="P25">++++++++++++++++++++++×÷=÷-+--+++++++++-+++++++++++++++++</text:p>
      <text:p text:style-name="P25">+++++++++++++++++++++÷=≠≠=×-+++----+++++--+++++++++++++++</text:p>
      <text:p text:style-name="P25">+++++++++++++++++++++÷=≠=÷×---×××××----+---++++++++++++++</text:p>
      <text:p text:style-name="P25">+++++++++++++++++++++-÷××-×-×××××××××------++++++++++++++</text:p>
      <text:p text:style-name="P25">++++++++++++++++++++++≠≠≠≠=÷=÷×÷÷÷÷÷÷-+++--++++++++++++++</text:p>
      <text:p text:style-name="P25">++++++++++++++++++++++≈√√ππππ√∞≈≠==÷×∞≠÷=-+++++++++++++++</text:p>
      <text:p text:style-name="P25">++++++++++++++++++++++++=≠≠===÷==÷÷××-+++++++++++++++++++</text:p>
      <text:p text:style-name="P25">+++++++++++++++++++++++++÷≠=≠≠≠≠≠==÷×-+++++++++++++++++++</text:p>
      <text:p text:style-name="P25">+++++++++++++++++++++++++×≈≈≠≠≠≠≠=÷××-+++++---+++++++++++</text:p>
      <text:p text:style-name="P25">+++++++++++++++++++++++++-≈≈∞∞≈≠≠=×××-+++++++---×--++++++</text:p>
      <text:p text:style-name="P25">+++++++++×++++++++++++++++∞√√√∞=÷÷==÷÷----×÷≠≈≈≠≠==÷-++++</text:p>
      <text:p text:style-name="P25">++++++++++++++++++++++++++∞∞π√≠÷÷÷=≠≠≠===≠≠≠≈≈≠≠≠≠≠=÷×+++</text:p>
      <text:p text:style-name="P25">+++++++++++++++++++××+++--≠∞∞∞≠≈÷×÷≠≈≈≈≈≈∞∞√√√∞≈≠≠≠≠≠=×++</text:p>
      <text:p text:style-name="P25">+++++++++++++++++÷≠=×=≈≈≈≈÷÷=≠≠∞∞=-+=≈∞∞√√√√π√√√∞≠≠≠≠≠÷-+</text:p>
      <text:p text:style-name="P25">+++++++++++++++++×=≈==≈ππ√=++++-×-+++∞√√√√√ππππ√∞∞≠≠≠≠=÷+</text:p>
      <text:p text:style-name="P25">+++++++++++++++++--++++--+++++++++++++∞π√√√√√πππ√∞≈≠≠≠=÷-</text:p>
      <text:p text:style-name="P25">+++++++++++++++÷∞√πππ∞≈≠×++++++++++++++÷≈π√∞∞√√√√∞∞≈≠≠=÷-</text:p>
      <text:p text:style-name="P25">++++++++++++++++++-×√√π∞×++++++++++++-+++×∞∞≈≈≈∞∞√∞≈≈≠=÷-</text:p>
      <text:p text:style-name="P25">+++++++++++++++++÷=÷≠√≈≠-++-++++++++++++++-=≠=≠≈≈≈≈≈≠≠=×-</text:p>
      <text:p text:style-name="P25">++++++++++++++++××××=∞√√π <text:s/>≠+××÷××÷×++++++++-××=≠≈≈≠≠≠=×-</text:p>
      <text:p text:style-name="P25">+++++++++++++++++÷≈≈≈√ππ ≈=÷≈ <text:s text:c="3"/>π∞=×-++++++++-×÷=≠≠≠≠=-+</text:p>
      <text:p text:style-name="P25">++++++++++++++×=≈≠××=≈π√≈∞ <text:s text:c="7"/>ππ≈÷-++++++++--×÷===×-+</text:p>
      <text:p text:style-name="P25">+++++++++++++÷≠≠÷×=≠≠∞≈∞ππ <text:s text:c="3"/>ππππππ√∞≠×-+++++++---×---++</text:p>
      <text:p text:style-name="P25">++++++++++++÷≠≈=÷≠≈≈≈≈∞√√√πππππππ√√√√∞≈≈=×+++--++++------</text:p>
      <text:p text:style-name="P25">++++++++++++÷≠=÷=≠≠≠≠≈∞∞√√√ππππ√√√∞∞∞≈≠≠≠≠×----+-×--+++--</text:p>
      <text:p text:style-name="P25">+++++++++++-==×÷=≠≠≠≠≠≠≈≈∞∞√√√√∞∞∞≈≈≈≠≠≠≠=≠÷×-++------+--</text:p>
      <text:p text:style-name="P25">+++++++++++-×--×÷======≠≠≠≈∞∞≠≈≈≈≠≠≠≠≈≠≠==÷÷÷×++---------</text:p>
      <text:p text:style-name="P24"/>
      <text:p text:style-name="P28"><text:span text:style-name="T39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11T13:45:08.191000000</dc:date>
    <meta:editing-duration>PT5H15M33S</meta:editing-duration>
    <meta:editing-cycles>653</meta:editing-cycles>
    <meta:generator>LibreOffice/24.2.1.2$Windows_X86_64 LibreOffice_project/db4def46b0453cc22e2d0305797cf981b68ef5ac</meta:generator>
    <meta:print-date>2025-10-07T12:16:42.362000000</meta:print-date>
    <meta:printed-by>File PDF</meta:printed-by>
    <meta:document-statistic meta:table-count="0" meta:image-count="0" meta:object-count="0" meta:page-count="11" meta:paragraph-count="109" meta:word-count="2791" meta:character-count="23191" meta:non-whitespace-character-count="20410"/>
  </office:meta>
</office:document-meta>
</file>